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7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Rancher App:</text:span></text:p>
          <text:p text:style-name="P1"><text:span text:style-name="T1">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17.5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Rancher App:</text:span></text:p>
          <text:p text:style-name="P1"><text:span text:style-name="T1">library-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Ra</text:span><text:span text:style-name="T1">nc</text:span><text:span text:style-name="T1">her </text:span><text:span text:style-name="T1">Ap</text:span><text:span text:style-name="T1">p:</text:span></text:p>
          <text:p text:style-name="P1"><text:span text:style-name="T1">se</text:span><text:span text:style-name="T1">nzi</text:span><text:span text:style-name="T1">ng-</text:span><text:span text:style-name="T1">mo</text:span><text:span text:style-name="T1">ck-</text:span><text:span text:style-name="T1">dat</text:span><text:span text:style-name="T1">a-</text:span><text:span text:style-name="T1">ge</text:span><text:span text:style-name="T1">ner</text:span><text:span text:style-name="T1">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</text:span><text:span text:style-name="T1">ge</text:span><text:span text:style-name="T1">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8.65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1.016cm" svg:x="9.575cm" svg:y="19.869cm">
          <text:p text:style-name="P5"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489cm" svg:height="1.816cm" svg:x="4.721cm" svg:y="18.958cm">
          <text:p text:style-name="P5"><text:span text:style-name="T2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.778cm" svg:x2="5.445cm" svg:y2="6.588cm">
          <text:p/>
        </draw:line>
        <draw:line draw:style-name="gr9" draw:text-style-name="P10" draw:layer="layout" svg:x1="5.445cm" svg:y1="7.342cm" svg:x2="5.445cm" svg:y2="9.891cm">
          <text:p/>
        </draw:line>
        <draw:custom-shape draw:style-name="gr10" draw:text-style-name="P6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6.383cm" svg:x2="5.445cm" svg:y2="19.09cm">
          <text:p/>
        </draw:line>
        <draw:custom-shape draw:style-name="gr11" draw:text-style-name="P8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Rancher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Rancher App:</text:span></text:p>
          <text:p text:style-name="P1"><text:span text:style-name="T1">senzing-kafka-t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0.652cm" svg:x2="5.445cm" svg:y2="15.352cm">
          <text:p/>
        </draw:line>
        <draw:line draw:style-name="gr17" draw:text-style-name="P10" draw:layer="layout" svg:x1="6.361cm" svg:y1="10.27cm" svg:x2="9.255cm" svg:y2="10.271cm">
          <text:p/>
        </draw:line>
        <draw:custom-shape draw:style-name="gr10" draw:text-style-name="P6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6.361cm" svg:y1="20.071cm" svg:x2="9.255cm" svg:y2="20.07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Rancher App:</text:span></text:p>
          <text:p text:style-name="P1"><text:span text:style-name="T1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0.78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5T15:00:17.582879488</dc:date>
    <meta:editing-duration>PT1H9M47S</meta:editing-duration>
    <meta:editing-cycles>23</meta:editing-cycles>
    <meta:generator>LibreOffice/6.0.7.3$Linux_X86_64 LibreOffice_project/00m0$Build-3</meta:generator>
    <meta:document-statistic meta:object-count="39"/>
  </office:meta>
</office:document-meta>
</file>